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63pt" svg:height="255.29pt" svg:x="241.26pt" svg:y="36.31pt">
            <draw:object draw:notify-on-update-of-ranges="Sheet1.A2:Sheet1.A42 Sheet1.B1:Sheet1.B1 Sheet1.B2:Sheet1.B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f(x)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A2]^2-COS([.A2])" office:value-type="float" office:value="100.839071529076" calcext:value-type="float">
            <text:p>100.839071529076</text:p>
          </table:table-cell>
          <table:table-cell/>
        </table:table-row>
        <table:table-row table:style-name="ro1">
          <table:table-cell office:value-type="float" office:value="-9.5" calcext:value-type="float">
            <text:p>-9.5</text:p>
          </table:table-cell>
          <table:table-cell table:formula="of:=[.A3]^2 - COS([.A3])" office:value-type="float" office:value="91.2471721561964" calcext:value-type="float">
            <text:p>91.2471721561964</text:p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A4]^2 - COS([.A4])" office:value-type="float" office:value="81.9111302618847" calcext:value-type="float">
            <text:p>81.9111302618847</text:p>
          </table:table-cell>
          <table:table-cell/>
        </table:table-row>
        <table:table-row table:style-name="ro1">
          <table:table-cell office:value-type="float" office:value="-8.5" calcext:value-type="float">
            <text:p>-8.5</text:p>
          </table:table-cell>
          <table:table-cell table:formula="of:=[.A5]^2 - COS([.A5])" office:value-type="float" office:value="72.8520119026848" calcext:value-type="float">
            <text:p>72.8520119026848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6]^2 - COS([.A6])" office:value-type="float" office:value="64.1455000338086" calcext:value-type="float">
            <text:p>64.1455000338086</text:p>
          </table:table-cell>
          <table:table-cell/>
        </table:table-row>
        <table:table-row table:style-name="ro1">
          <table:table-cell office:value-type="float" office:value="-7.5" calcext:value-type="float">
            <text:p>-7.5</text:p>
          </table:table-cell>
          <table:table-cell table:formula="of:=[.A7]^2 - COS([.A7])" office:value-type="float" office:value="55.903364682165" calcext:value-type="float">
            <text:p>55.903364682165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A8]^2 - COS([.A8])" office:value-type="float" office:value="48.2460977456567" calcext:value-type="float">
            <text:p>48.2460977456567</text:p>
          </table:table-cell>
          <table:table-cell/>
        </table:table-row>
        <table:table-row table:style-name="ro1">
          <table:table-cell office:value-type="float" office:value="-6.5" calcext:value-type="float">
            <text:p>-6.5</text:p>
          </table:table-cell>
          <table:table-cell table:formula="of:=[.A9]^2 - COS([.A9])" office:value-type="float" office:value="41.273412374272" calcext:value-type="float">
            <text:p>41.273412374272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A10]^2 - COS([.A10])" office:value-type="float" office:value="35.0398297133496" calcext:value-type="float">
            <text:p>35.0398297133496</text:p>
          </table:table-cell>
          <table:table-cell/>
        </table:table-row>
        <table:table-row table:style-name="ro1">
          <table:table-cell office:value-type="float" office:value="-5.5" calcext:value-type="float">
            <text:p>-5.5</text:p>
          </table:table-cell>
          <table:table-cell table:formula="of:=[.A11]^2 - COS([.A11])" office:value-type="float" office:value="29.5413302257087" calcext:value-type="float">
            <text:p>29.5413302257087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A12]^2 - COS([.A12])" office:value-type="float" office:value="24.7163378145368" calcext:value-type="float">
            <text:p>24.7163378145368</text:p>
          </table:table-cell>
          <table:table-cell/>
        </table:table-row>
        <table:table-row table:style-name="ro1">
          <table:table-cell office:value-type="float" office:value="-4.5" calcext:value-type="float">
            <text:p>-4.5</text:p>
          </table:table-cell>
          <table:table-cell table:formula="of:=[.A13]^2 - COS([.A13])" office:value-type="float" office:value="20.4607957994308" calcext:value-type="float">
            <text:p>20.4607957994308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A14]^2 - COS([.A14])" office:value-type="float" office:value="16.6536436208636" calcext:value-type="float">
            <text:p>16.6536436208636</text:p>
          </table:table-cell>
          <table:table-cell/>
        </table:table-row>
        <table:table-row table:style-name="ro1">
          <table:table-cell office:value-type="float" office:value="-3.5" calcext:value-type="float">
            <text:p>-3.5</text:p>
          </table:table-cell>
          <table:table-cell table:formula="of:=[.A15]^2 - COS([.A15])" office:value-type="float" office:value="13.1864566872908" calcext:value-type="float">
            <text:p>13.1864566872908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A16]^2 - COS([.A16])" office:value-type="float" office:value="9.98999249660045" calcext:value-type="float">
            <text:p>9.98999249660045</text:p>
          </table:table-cell>
          <table:table-cell/>
        </table:table-row>
        <table:table-row table:style-name="ro1">
          <table:table-cell office:value-type="float" office:value="-2.5" calcext:value-type="float">
            <text:p>-2.5</text:p>
          </table:table-cell>
          <table:table-cell table:formula="of:=[.A17]^2 - COS([.A17])" office:value-type="float" office:value="7.05114361554693" calcext:value-type="float">
            <text:p>7.05114361554693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A18]^2 - COS([.A18])" office:value-type="float" office:value="4.41614683654714" calcext:value-type="float">
            <text:p>4.41614683654714</text:p>
          </table:table-cell>
          <table:table-cell/>
        </table:table-row>
        <table:table-row table:style-name="ro1">
          <table:table-cell office:value-type="float" office:value="-1.5" calcext:value-type="float">
            <text:p>-1.5</text:p>
          </table:table-cell>
          <table:table-cell table:formula="of:=[.A19]^2 - COS([.A19])" office:value-type="float" office:value="2.1792627983323" calcext:value-type="float">
            <text:p>2.1792627983323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20]^2 - COS([.A20])" office:value-type="float" office:value="0.45969769413186" calcext:value-type="float">
            <text:p>0.45969769413186</text:p>
          </table:table-cell>
          <table:table-cell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[.A21]^2 - COS([.A21])" office:value-type="float" office:value="-0.627582561890373" calcext:value-type="float">
            <text:p>-0.62758256189037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]^2 - COS([.A22])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23]^2-COS([.A23])" office:value-type="float" office:value="-0.627582561890373" calcext:value-type="float">
            <text:p>-0.6275825618903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]^2 - COS([.A24])" office:value-type="float" office:value="0.45969769413186" calcext:value-type="float">
            <text:p>0.45969769413186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25]^2 - COS([.A25])" office:value-type="float" office:value="2.1792627983323" calcext:value-type="float">
            <text:p>2.17926279833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6]^2 - COS([.A26])" office:value-type="float" office:value="4.41614683654714" calcext:value-type="float">
            <text:p>4.41614683654714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A27]^2 - COS([.A27])" office:value-type="float" office:value="7.05114361554693" calcext:value-type="float">
            <text:p>7.0511436155469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8]^2 - COS([.A28])" office:value-type="float" office:value="9.98999249660045" calcext:value-type="float">
            <text:p>9.98999249660045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A29]^2 - COS([.A29])" office:value-type="float" office:value="13.1864566872908" calcext:value-type="float">
            <text:p>13.18645668729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0]^2 - COS([.A30])" office:value-type="float" office:value="16.6536436208636" calcext:value-type="float">
            <text:p>16.6536436208636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A31]^2 - COS([.A31])" office:value-type="float" office:value="20.4607957994308" calcext:value-type="float">
            <text:p>20.46079579943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2]^2 - COS([.A32])" office:value-type="float" office:value="24.7163378145368" calcext:value-type="float">
            <text:p>24.7163378145368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A33]^2 - COS([.A33])" office:value-type="float" office:value="29.5413302257087" calcext:value-type="float">
            <text:p>29.541330225708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4]^2 - COS([.A34])" office:value-type="float" office:value="35.0398297133496" calcext:value-type="float">
            <text:p>35.0398297133496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A35]^2 - COS([.A35])" office:value-type="float" office:value="41.273412374272" calcext:value-type="float">
            <text:p>41.27341237427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36]^2 - COS([.A36])" office:value-type="float" office:value="48.2460977456567" calcext:value-type="float">
            <text:p>48.2460977456567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A37]^2 - COS([.A37])" office:value-type="float" office:value="55.903364682165" calcext:value-type="float">
            <text:p>55.90336468216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8]^2 - COS([.A38])" office:value-type="float" office:value="64.1455000338086" calcext:value-type="float">
            <text:p>64.1455000338086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A39]^2 - COS([.A39])" office:value-type="float" office:value="72.8520119026848" calcext:value-type="float">
            <text:p>72.852011902684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0]^2 - COS([.A40])" office:value-type="float" office:value="81.9111302618847" calcext:value-type="float">
            <text:p>81.9111302618847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A41]^2 - COS([.A41])" office:value-type="float" office:value="91.2471721561964" calcext:value-type="float">
            <text:p>91.24717215619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2]^2 - COS([.A42])" office:value-type="float" office:value="100.839071529076" calcext:value-type="float">
            <text:p>100.839071529076</text:p>
          </table:table-cell>
          <table:table-cell/>
        </table:table-row>
        <table:table-row table:style-name="ro1" table:number-rows-repeated="2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B2]^2-COS([.B2])" office:value-type="float" office:value="4.41614683654714" calcext:value-type="float">
            <text:p>4.416146836547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8" calcext:value-type="float">
            <text:p>-1.8</text:p>
          </table:table-cell>
          <table:table-cell table:formula="of:=[.B3]^2-COS([.B3])" office:value-type="float" office:value="3.46720209469309" calcext:value-type="float">
            <text:p>3.46720209469309</text:p>
          </table:table-cell>
          <table:table-cell table:formula="of:=ABS([.C3]-[.C2])" office:value-type="float" office:value="0.948944741854055" calcext:value-type="float">
            <text:p>0.948944741854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2]*[.C3]-[.B3]*[.$C$2])/([.C3]-[.$C$2])" office:value-type="float" office:value="-1.06925100234628" calcext:value-type="float">
            <text:p>-1.06925100234628</text:p>
          </table:table-cell>
          <table:table-cell table:formula="of:=[.B4]^2-COS([.B4])" office:value-type="float" office:value="0.662516590606118" calcext:value-type="float">
            <text:p>0.662516590606118</text:p>
          </table:table-cell>
          <table:table-cell table:formula="of:=ABS([.C4]-[.C3])" office:value-type="float" office:value="2.80468550408697" calcext:value-type="float">
            <text:p>2.80468550408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2]*[.C4]-[.B4]*[.$C$2])/([.C4]-[.$C$2])" office:value-type="float" office:value="-0.904973592949764" calcext:value-type="float">
            <text:p>-0.904973592949764</text:p>
          </table:table-cell>
          <table:table-cell table:formula="of:=[.B5]^2-COS([.B5])" office:value-type="float" office:value="0.201270857049798" calcext:value-type="float">
            <text:p>0.201270857049798</text:p>
          </table:table-cell>
          <table:table-cell table:formula="of:=ABS([.C5]-[.C4])" office:value-type="float" office:value="0.46124573355632" calcext:value-type="float">
            <text:p>0.461245733556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2]*[.C5]-[.B5]*[.$C$2])/([.C5]-[.$C$2])" office:value-type="float" office:value="-0.852683346567367" calcext:value-type="float">
            <text:p>-0.852683346567367</text:p>
          </table:table-cell>
          <table:table-cell table:formula="of:=[.B6]^2-COS([.B6])" office:value-type="float" office:value="0.0691040629583555" calcext:value-type="float">
            <text:p>0.069104062958356</text:p>
          </table:table-cell>
          <table:table-cell table:formula="of:=ABS([.C6]-[.C5])" office:value-type="float" office:value="0.132166794091443" calcext:value-type="float">
            <text:p>0.1321667940914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2]*[.C6]-[.B6]*[.$C$2])/([.C6]-[.$C$2])" office:value-type="float" office:value="-0.834444684934295" calcext:value-type="float">
            <text:p>-0.834444684934295</text:p>
          </table:table-cell>
          <table:table-cell table:formula="of:=[.B7]^2-COS([.B7])" office:value-type="float" office:value="0.0247086999424387" calcext:value-type="float">
            <text:p>0.024708699942439</text:p>
          </table:table-cell>
          <table:table-cell table:formula="of:=ABS([.C7]-[.C6])" office:value-type="float" office:value="0.0443953630159167" calcext:value-type="float">
            <text:p>0.0443953630159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2]*[.C7]-[.B7]*[.$C$2])/([.C7]-[.$C$2])" office:value-type="float" office:value="-0.827886615424852" calcext:value-type="float">
            <text:p>-0.827886615424852</text:p>
          </table:table-cell>
          <table:table-cell table:formula="of:=[.B8]^2-COS([.B8])" office:value-type="float" office:value="0.00896246344212559" calcext:value-type="float">
            <text:p>0.008962463442126</text:p>
          </table:table-cell>
          <table:table-cell table:formula="of:=ABS([.C8]-[.C7])" office:value-type="float" office:value="0.0157462365003132" calcext:value-type="float">
            <text:p>0.0157462365003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2]*[.C8]-[.B8]*[.$C$2])/([.C8]-[.$C$2])" office:value-type="float" office:value="-0.825503002108516" calcext:value-type="float">
            <text:p>-0.825503002108516</text:p>
          </table:table-cell>
          <table:table-cell table:formula="of:=[.B9]^2-COS([.B9])" office:value-type="float" office:value="0.00326780577525476" calcext:value-type="float">
            <text:p>0.003267805775255</text:p>
          </table:table-cell>
          <table:table-cell table:formula="of:=ABS([.C9]-[.C8])" office:value-type="float" office:value="0.00569465766687083" calcext:value-type="float">
            <text:p>0.0056946576668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2]*[.C9]-[.B9]*[.$C$2])/([.C9]-[.$C$2])" office:value-type="float" office:value="-0.824633268756215" calcext:value-type="float">
            <text:p>-0.824633268756215</text:p>
          </table:table-cell>
          <table:table-cell table:formula="of:=[.B10]^2-COS([.B10])" office:value-type="float" office:value="0.00119372633013115" calcext:value-type="float">
            <text:p>0.001193726330131</text:p>
          </table:table-cell>
          <table:table-cell table:formula="of:=ABS([.C10]-[.C9])" office:value-type="float" office:value="0.00207407944512361" calcext:value-type="float">
            <text:p>0.0020740794451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2]*[.C10]-[.B10]*[.$C$2])/([.C10]-[.$C$2])" office:value-type="float" office:value="-0.824315470088909" calcext:value-type="float">
            <text:p>-0.824315470088909</text:p>
          </table:table-cell>
          <table:table-cell table:formula="of:=[.B11]^2-COS([.B11])" office:value-type="float" office:value="0.000436367694766959" calcext:value-type="float">
            <text:p>0.000436367694767</text:p>
          </table:table-cell>
          <table:table-cell table:formula="of:=ABS([.C11]-[.C10])" office:value-type="float" office:value="0.000757358635364191" calcext:value-type="float">
            <text:p>0.000757358635364</text:p>
          </table:table-cell>
        </table:table-row>
      </table:table>
      <table:table table:name="N_method" table:style-name="ta1">
        <table:shapes>
          <draw:frame draw:z-index="0" draw:style-name="gr1" draw:text-style-name="P1" svg:width="453.63pt" svg:height="255.29pt" svg:x="274.28pt" svg:y="0pt">
            <draw:object draw:notify-on-update-of-ranges="N_method.B1:N_method.B1 N_method.B2:N_method.B22 N_method.C1:N_method.C1 N_method.C2:N_method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[.B2]-PI()*COS(PI()*[.B2])" office:value-type="float" office:value="4.14159265358979" calcext:value-type="float">
            <text:p>4.141592653589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/[.B3]-PI()*COS(PI()*[.B3])" office:value-type="float" office:value="3.37493517949096" calcext:value-type="float">
            <text:p>3.3749351794909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formula="of:=1/[.B4]-PI()*COS(PI()*[.B4])" office:value-type="float" office:value="1.68509123364845" calcext:value-type="float">
            <text:p>1.685091233648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table:formula="of:=1/[.B5]-PI()*COS(PI()*[.B5])" office:value-type="float" office:value="-0.345805519362733" calcext:value-type="float">
            <text:p>-0.3458055193627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table:formula="of:=1/[.B6]-PI()*COS(PI()*[.B6])" office:value-type="float" office:value="-1.98604629060207" calcext:value-type="float">
            <text:p>-1.986046290602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1/[.B7]-PI()*COS(PI()*[.B7])" office:value-type="float" office:value="-2.64159265358979" calcext:value-type="float">
            <text:p>-2.6415926535897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table:formula="of:=1/[.B8]-PI()*COS(PI()*[.B8])" office:value-type="float" office:value="-2.08705639161217" calcext:value-type="float">
            <text:p>-2.0870563916121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.4</text:p>
          </table:table-cell>
          <table:table-cell table:formula="of:=1/[.B9]-PI()*COS(PI()*[.B9])" office:value-type="float" office:value="-0.554138852696065" calcext:value-type="float">
            <text:p>-0.55413885269606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" calcext:value-type="float">
            <text:p>2.6</text:p>
          </table:table-cell>
          <table:table-cell table:formula="of:=1/[.B10]-PI()*COS(PI()*[.B10])" office:value-type="float" office:value="1.35542090397812" calcext:value-type="float">
            <text:p>1.355420903978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.8</text:p>
          </table:table-cell>
          <table:table-cell table:formula="of:=1/[.B11]-PI()*COS(PI()*[.B11])" office:value-type="float" office:value="2.89874470330049" calcext:value-type="float">
            <text:p>2.898744703300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1/[.B12]-PI()*COS(PI()*[.B12])" office:value-type="float" office:value="3.47492598692313" calcext:value-type="float">
            <text:p>3.474925986923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table:formula="of:=1/[.B13]-PI()*COS(PI()*[.B13])" office:value-type="float" office:value="2.85410184615763" calcext:value-type="float">
            <text:p>2.8541018461576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4" calcext:value-type="float">
            <text:p>3.4</text:p>
          </table:table-cell>
          <table:table-cell table:formula="of:=1/[.B14]-PI()*COS(PI()*[.B14])" office:value-type="float" office:value="1.26492316642155" calcext:value-type="float">
            <text:p>1.2649231664215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.6</text:p>
          </table:table-cell>
          <table:table-cell table:formula="of:=1/[.B15]-PI()*COS(PI()*[.B15])" office:value-type="float" office:value="-0.693027741584954" calcext:value-type="float">
            <text:p>-0.69302774158495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" calcext:value-type="float">
            <text:p>3.8</text:p>
          </table:table-cell>
          <table:table-cell table:formula="of:=1/[.B16]-PI()*COS(PI()*[.B16])" office:value-type="float" office:value="-2.27844395142079" calcext:value-type="float">
            <text:p>-2.2784439514207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1/[.B17]-PI()*COS(PI()*[.B17])" office:value-type="float" office:value="-2.89159265358979" calcext:value-type="float">
            <text:p>-2.8915926535897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2" calcext:value-type="float">
            <text:p>4.2</text:p>
          </table:table-cell>
          <table:table-cell table:formula="of:=1/[.B18]-PI()*COS(PI()*[.B18])" office:value-type="float" office:value="-2.30350660806239" calcext:value-type="float">
            <text:p>-2.3035066080623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4" calcext:value-type="float">
            <text:p>4.4</text:p>
          </table:table-cell>
          <table:table-cell table:formula="of:=1/[.B19]-PI()*COS(PI()*[.B19])" office:value-type="float" office:value="-0.743532792090002" calcext:value-type="float">
            <text:p>-0.74353279209000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6" calcext:value-type="float">
            <text:p>4.6</text:p>
          </table:table-cell>
          <table:table-cell table:formula="of:=1/[.B20]-PI()*COS(PI()*[.B20])" office:value-type="float" office:value="1.18819682371055" calcext:value-type="float">
            <text:p>1.1881968237105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8" calcext:value-type="float">
            <text:p>4.8</text:p>
          </table:table-cell>
          <table:table-cell table:formula="of:=1/[.B21]-PI()*COS(PI()*[.B21])" office:value-type="float" office:value="2.74993517949097" calcext:value-type="float">
            <text:p>2.7499351794909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1/[.B22]-PI()*COS(PI()*[.B22])" office:value-type="float" office:value="3.34159265358979" calcext:value-type="float">
            <text:p>3.3415926535897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2" calcext:value-type="float">
            <text:p>5.2</text:p>
          </table:table-cell>
          <table:table-cell table:formula="of:=1/[.B23]-PI()*COS(PI()*[.B23])" office:value-type="float" office:value="2.73390953846532" calcext:value-type="float">
            <text:p>2.7339095384653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4" calcext:value-type="float">
            <text:p>5.4</text:p>
          </table:table-cell>
          <table:table-cell table:formula="of:=1/[.B24]-PI()*COS(PI()*[.B24])" office:value-type="float" office:value="1.15599070454792" calcext:value-type="float">
            <text:p>1.1559907045479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6" calcext:value-type="float">
            <text:p>5.6</text:p>
          </table:table-cell>
          <table:table-cell table:formula="of:=1/[.B25]-PI()*COS(PI()*[.B25])" office:value-type="float" office:value="-0.792234090791303" calcext:value-type="float">
            <text:p>-0.79223409079130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8" calcext:value-type="float">
            <text:p>5.8</text:p>
          </table:table-cell>
          <table:table-cell table:formula="of:=1/[.B26]-PI()*COS(PI()*[.B26])" office:value-type="float" office:value="-2.36918805305419" calcext:value-type="float">
            <text:p>-2.3691880530541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1/[.B27]-PI()*COS(PI()*[.B27])" office:value-type="float" office:value="-2.97492598692313" calcext:value-type="float">
            <text:p>-2.97492598692313</text:p>
          </table:table-cell>
          <table:table-cell/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[.B2]-PI()*COS(PI()*[.B2])" office:value-type="float" office:value="4.14159265358979" calcext:value-type="float">
            <text:p>4.141592653589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/[.B3]-PI()*COS(PI()*[.B3])" office:value-type="float" office:value="-2.64159265358979" calcext:value-type="float">
            <text:p>-2.64159265358979</text:p>
          </table:table-cell>
          <table:table-cell table:formula="of:=ABS([.C3]-[.C2])" office:value-type="float" office:value="6.78318530717959" calcext:value-type="float">
            <text:p>6.78318530717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2]*[.C3]-[.B3]*[.$C$2])/([.C3]-[.$C$2])" office:value-type="float" office:value="1.61056752337374" calcext:value-type="float">
            <text:p>1.61056752337374</text:p>
          </table:table-cell>
          <table:table-cell table:formula="of:=1/[.B4]-PI()*COS(PI()*[.B4])" office:value-type="float" office:value="-0.448545812131208" calcext:value-type="float">
            <text:p>-0.448545812131208</text:p>
          </table:table-cell>
          <table:table-cell table:formula="of:=ABS([.C4]-[.C3])" office:value-type="float" office:value="2.19304684145858" calcext:value-type="float">
            <text:p>2.19304684145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2]*[.C4]-[.B4]*[.$C$2])/([.C4]-[.$C$2])" office:value-type="float" office:value="1.55090320002536" calcext:value-type="float">
            <text:p>1.55090320002536</text:p>
          </table:table-cell>
          <table:table-cell table:formula="of:=1/[.B5]-PI()*COS(PI()*[.B5])" office:value-type="float" office:value="0.144529713603881" calcext:value-type="float">
            <text:p>0.144529713603881</text:p>
          </table:table-cell>
          <table:table-cell table:formula="of:=ABS([.C5]-[.C4])" office:value-type="float" office:value="0.593075525735089" calcext:value-type="float">
            <text:p>0.5930755257350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2]*[.C5]-[.B5]*[.$C$2])/([.C5]-[.$C$2])" office:value-type="float" office:value="1.57082329708628" calcext:value-type="float">
            <text:p>1.57082329708628</text:p>
          </table:table-cell>
          <table:table-cell table:formula="of:=1/[.B6]-PI()*COS(PI()*[.B6])" office:value-type="float" office:value="-0.0566359869256621" calcext:value-type="float">
            <text:p>-0.056635986925662</text:p>
          </table:table-cell>
          <table:table-cell table:formula="of:=ABS([.C6]-[.C5])" office:value-type="float" office:value="0.201165700529543" calcext:value-type="float">
            <text:p>0.2011657005295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2]*[.C6]-[.B6]*[.$C$2])/([.C6]-[.$C$2])" office:value-type="float" office:value="1.56312263484063" calcext:value-type="float">
            <text:p>1.56312263484063</text:p>
          </table:table-cell>
          <table:table-cell table:formula="of:=1/[.B7]-PI()*COS(PI()*[.B7])" office:value-type="float" office:value="0.0208248422457541" calcext:value-type="float">
            <text:p>0.020824842245754</text:p>
          </table:table-cell>
          <table:table-cell table:formula="of:=ABS([.C7]-[.C6])" office:value-type="float" office:value="0.0774608291714162" calcext:value-type="float">
            <text:p>0.077460829171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2]*[.C7]-[.B7]*[.$C$2])/([.C7]-[.$C$2])" office:value-type="float" office:value="1.56596844915787" calcext:value-type="float">
            <text:p>1.56596844915787</text:p>
          </table:table-cell>
          <table:table-cell table:formula="of:=1/[.B8]-PI()*COS(PI()*[.B8])" office:value-type="float" office:value="-0.00784926176952794" calcext:value-type="float">
            <text:p>-0.007849261769528</text:p>
          </table:table-cell>
          <table:table-cell table:formula="of:=ABS([.C8]-[.C7])" office:value-type="float" office:value="0.028674104015282" calcext:value-type="float">
            <text:p>0.0286741040152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2]*[.C8]-[.B8]*[.$C$2])/([.C8]-[.$C$2])" office:value-type="float" office:value="1.56489783903696" calcext:value-type="float">
            <text:p>1.56489783903696</text:p>
          </table:table-cell>
          <table:table-cell table:formula="of:=1/[.B9]-PI()*COS(PI()*[.B9])" office:value-type="float" office:value="0.00293164440772653" calcext:value-type="float">
            <text:p>0.002931644407727</text:p>
          </table:table-cell>
          <table:table-cell table:formula="of:=ABS([.C9]-[.C8])" office:value-type="float" office:value="0.0107809061772545" calcext:value-type="float">
            <text:p>0.0107809061772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2]*[.C9]-[.B9]*[.$C$2])/([.C9]-[.$C$2])" office:value-type="float" office:value="1.56529798768095" calcext:value-type="float">
            <text:p>1.56529798768095</text:p>
          </table:table-cell>
          <table:table-cell table:formula="of:=1/[.B10]-PI()*COS(PI()*[.B10])" office:value-type="float" office:value="-0.00109871930378946" calcext:value-type="float">
            <text:p>-0.001098719303789</text:p>
          </table:table-cell>
          <table:table-cell table:formula="of:=ABS([.C10]-[.C9])" office:value-type="float" office:value="0.00403036371151599" calcext:value-type="float">
            <text:p>0.0040303637115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2]*[.C10]-[.B10]*[.$C$2])/([.C10]-[.$C$2])" office:value-type="float" office:value="1.56514806007216" calcext:value-type="float">
            <text:p>1.56514806007216</text:p>
          </table:table-cell>
          <table:table-cell table:formula="of:=1/[.B11]-PI()*COS(PI()*[.B11])" office:value-type="float" office:value="0.000411248582532386" calcext:value-type="float">
            <text:p>0.000411248582532</text:p>
          </table:table-cell>
          <table:table-cell table:formula="of:=ABS([.C11]-[.C10])" office:value-type="float" office:value="0.00150996788632185" calcext:value-type="float">
            <text:p>0.0015099678863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2]*[.C11]-[.B11]*[.$C$2])/([.C11]-[.$C$2])" office:value-type="float" office:value="1.56520418326888" calcext:value-type="float">
            <text:p>1.56520418326888</text:p>
          </table:table-cell>
          <table:table-cell table:formula="of:=1/[.B12]-PI()*COS(PI()*[.B12])" office:value-type="float" office:value="-0.000154003680635229" calcext:value-type="float">
            <text:p>-0.000154003680635</text:p>
          </table:table-cell>
          <table:table-cell table:formula="of:=ABS([.C12]-[.C11])" office:value-type="float" office:value="0.000565252263167615" calcext:value-type="float">
            <text:p>0.0005652522631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2]*[.C12]-[.B12]*[.$C$2])/([.C12]-[.$C$2])" office:value-type="float" office:value="1.56518316712962" calcext:value-type="float">
            <text:p>1.56518316712962</text:p>
          </table:table-cell>
          <table:table-cell table:formula="of:=1/[.B13]-PI()*COS(PI()*[.B13])" office:value-type="float" office:value="0.0000576606514456346" calcext:value-type="float">
            <text:p>5.76606514456346E-05</text:p>
          </table:table-cell>
          <table:table-cell table:formula="of:=ABS([.C13]-[.C12])" office:value-type="float" office:value="0.000211664332080863" calcext:value-type="float">
            <text:p>0.0002116643320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2]*[.C13]-[.B13]*[.$C$2])/([.C13]-[.$C$2])" office:value-type="float" office:value="1.56519103591007" calcext:value-type="float">
            <text:p>1.56519103591007</text:p>
          </table:table-cell>
          <table:table-cell table:formula="of:=1/[.B14]-PI()*COS(PI()*[.B14])" office:value-type="float" office:value="-0.0000215902309695926" calcext:value-type="float">
            <text:p>-2.15902309695926E-05</text:p>
          </table:table-cell>
          <table:table-cell table:formula="of:=ABS([.C14]-[.C13])" office:value-type="float" office:value="0.0000792508824152271" calcext:value-type="float">
            <text:p>7.92508824152271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2]*[.C14]-[.B14]*[.$C$2])/([.C14]-[.$C$2])" office:value-type="float" office:value="1.56518808956976" calcext:value-type="float">
            <text:p>1.56518808956976</text:p>
          </table:table-cell>
          <table:table-cell table:formula="of:=1/[.B15]-PI()*COS(PI()*[.B15])" office:value-type="float" office:value="0.00000808395825124819" calcext:value-type="float">
            <text:p>8.08395825124819E-06</text:p>
          </table:table-cell>
          <table:table-cell table:formula="of:=ABS([.C15]-[.C14])" office:value-type="float" office:value="0.0000296741892208407" calcext:value-type="float">
            <text:p>2.96741892208407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2]*[.C15]-[.B15]*[.$C$2])/([.C15]-[.$C$2])" office:value-type="float" office:value="1.5651891927603" calcext:value-type="float">
            <text:p>1.5651891927603</text:p>
          </table:table-cell>
          <table:table-cell table:formula="of:=1/[.B16]-PI()*COS(PI()*[.B16])" office:value-type="float" office:value="-0.00000302687818398706" calcext:value-type="float">
            <text:p>-3.02687818398706E-06</text:p>
          </table:table-cell>
          <table:table-cell table:formula="of:=ABS([.C16]-[.C15])" office:value-type="float" office:value="0.0000111108364352353" calcext:value-type="float">
            <text:p>1.11108364352353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2]*[.C16]-[.B16]*[.$C$2])/([.C16]-[.$C$2])" office:value-type="float" office:value="1.56518877969274" calcext:value-type="float">
            <text:p>1.56518877969274</text:p>
          </table:table-cell>
          <table:table-cell table:formula="of:=1/[.B17]-PI()*COS(PI()*[.B17])" office:value-type="float" office:value="0.00000113335061835418" calcext:value-type="float">
            <text:p>1.13335061835418E-06</text:p>
          </table:table-cell>
          <table:table-cell table:formula="of:=ABS([.C17]-[.C16])" office:value-type="float" office:value="0.00000416022880234124" calcext:value-type="float">
            <text:p>4.16022880234124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2]*[.C17]-[.B17]*[.$C$2])/([.C17]-[.$C$2])" office:value-type="float" office:value="1.56518893435721" calcext:value-type="float">
            <text:p>1.56518893435721</text:p>
          </table:table-cell>
          <table:table-cell table:formula="of:=1/[.B18]-PI()*COS(PI()*[.B18])" office:value-type="float" office:value="-0.000000424359771100669" calcext:value-type="float">
            <text:p>-4.24359771100669E-07</text:p>
          </table:table-cell>
          <table:table-cell table:formula="of:=ABS([.C18]-[.C17])" office:value-type="float" office:value="0.00000155771038945485" calcext:value-type="float">
            <text:p>1.55771038945485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2]*[.C18]-[.B18]*[.$C$2])/([.C18]-[.$C$2])" office:value-type="float" office:value="1.56518887644629" calcext:value-type="float">
            <text:p>1.56518887644629</text:p>
          </table:table-cell>
          <table:table-cell table:formula="of:=1/[.B19]-PI()*COS(PI()*[.B19])" office:value-type="float" office:value="0.000000158892686119572" calcext:value-type="float">
            <text:p>1.58892686119572E-07</text:p>
          </table:table-cell>
          <table:table-cell table:formula="of:=ABS([.C19]-[.C18])" office:value-type="float" office:value="0.00000058325245722024" calcext:value-type="float">
            <text:p>5.8325245722024E-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2]*[.C19]-[.B19]*[.$C$2])/([.C19]-[.$C$2])" office:value-type="float" office:value="1.56518889812983" calcext:value-type="float">
            <text:p>1.56518889812983</text:p>
          </table:table-cell>
          <table:table-cell table:formula="of:=1/[.B20]-PI()*COS(PI()*[.B20])" office:value-type="float" office:value="-0.000000059494068782584" calcext:value-type="float">
            <text:p>-5.9494068782584E-08</text:p>
          </table:table-cell>
          <table:table-cell table:formula="of:=ABS([.C20]-[.C19])" office:value-type="float" office:value="0.000000218386754902156" calcext:value-type="float">
            <text:p>2.18386754902156E-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2]*[.C20]-[.B20]*[.$C$2])/([.C20]-[.$C$2])" office:value-type="float" office:value="1.56518889001088" calcext:value-type="float">
            <text:p>1.56518889001088</text:p>
          </table:table-cell>
          <table:table-cell table:formula="of:=1/[.B21]-PI()*COS(PI()*[.B21])" office:value-type="float" office:value="0.0000000222763164581252" calcext:value-type="float">
            <text:p>2.22763164581252E-08</text:p>
          </table:table-cell>
          <table:table-cell table:formula="of:=ABS([.C21]-[.C20])" office:value-type="float" office:value="0.0000000817703852407092" calcext:value-type="float">
            <text:p>8.17703852407092E-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2]*[.C21]-[.B21]*[.$C$2])/([.C21]-[.$C$2])" office:value-type="float" office:value="1.56518889305085" calcext:value-type="float">
            <text:p>1.56518889305085</text:p>
          </table:table-cell>
          <table:table-cell table:formula="of:=1/[.B22]-PI()*COS(PI()*[.B22])" office:value-type="float" office:value="-0.00000000834090407852983" calcext:value-type="float">
            <text:p>-8.34090407852983E-09</text:p>
          </table:table-cell>
          <table:table-cell table:formula="of:=ABS([.C22]-[.C21])" office:value-type="float" office:value="0.0000000306172205366551" calcext:value-type="float">
            <text:p>3.06172205366551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/00/0000</text:date>, <text:time style:data-style-name="N2" text:time-value="08:24:18.678607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3:59:05.309726090</meta:creation-date>
    <dc:date>2018-09-17T09:17:42.566066120</dc:date>
    <meta:editing-duration>PT39M59S</meta:editing-duration>
    <meta:editing-cycles>2</meta:editing-cycles>
    <meta:generator>LibreOffice/6.0.3.2$Linux_X86_64 LibreOffice_project/00m0$Build-2</meta:generator>
    <meta:document-statistic meta:table-count="4" meta:cell-count="2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4.157cm" svg:y="4.243cm" style:legend-expansion="high" chart:style-name="ch2"/>
        <chart:plot-area chart:style-name="ch3" table:cell-range-address="N_method.B1:N_method.C22" chart:data-source-has-labels="row" svg:x="0.32cm" svg:y="0.18cm" svg:width="13.517cm" svg:height="8.647cm">
          <chartooo:coordinate-region svg:x="0.862cm" svg:y="0.34cm" svg:width="12.735cm" svg:height="8.3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_method.C2:N_method.C22" chart:label-cell-address="N_method.C1:N_method.C1" chart:class="chart:scatter">
            <chart:domain table:cell-range-address="N_method.B2:N_method.B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(x)</text:p>
                <draw:g>
                  <svg:desc>N_method.C1:N_metho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_method.B2:N_method.B22</svg:desc>
                </draw:g>
              </table:table-cell>
              <table:table-cell office:value-type="float" office:value="4.14159265358979">
                <text:p>4.14159265358979</text:p>
                <draw:g>
                  <svg:desc>N_method.C2:N_method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3.37493517949096">
                <text:p>3.37493517949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">
                <text:p>1.4</text:p>
              </table:table-cell>
              <table:table-cell office:value-type="float" office:value="1.68509123364845">
                <text:p>1.68509123364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">
                <text:p>1.6</text:p>
              </table:table-cell>
              <table:table-cell office:value-type="float" office:value="-0.345805519362733">
                <text:p>-0.345805519362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">
                <text:p>1.8</text:p>
              </table:table-cell>
              <table:table-cell office:value-type="float" office:value="-1.98604629060207">
                <text:p>-1.98604629060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-2.64159265358979">
                <text:p>-2.64159265358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-2.08705639161217">
                <text:p>-2.08705639161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">
                <text:p>2.4</text:p>
              </table:table-cell>
              <table:table-cell office:value-type="float" office:value="-0.554138852696065">
                <text:p>-0.554138852696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">
                <text:p>2.6</text:p>
              </table:table-cell>
              <table:table-cell office:value-type="float" office:value="1.35542090397812">
                <text:p>1.35542090397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">
                <text:p>2.8</text:p>
              </table:table-cell>
              <table:table-cell office:value-type="float" office:value="2.89874470330049">
                <text:p>2.89874470330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.47492598692313">
                <text:p>3.47492598692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">
                <text:p>3.2</text:p>
              </table:table-cell>
              <table:table-cell office:value-type="float" office:value="2.85410184615763">
                <text:p>2.85410184615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">
                <text:p>3.4</text:p>
              </table:table-cell>
              <table:table-cell office:value-type="float" office:value="1.26492316642155">
                <text:p>1.26492316642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">
                <text:p>3.6</text:p>
              </table:table-cell>
              <table:table-cell office:value-type="float" office:value="-0.693027741584954">
                <text:p>-0.693027741584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">
                <text:p>3.8</text:p>
              </table:table-cell>
              <table:table-cell office:value-type="float" office:value="-2.27844395142079">
                <text:p>-2.27844395142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-2.89159265358979">
                <text:p>-2.89159265358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">
                <text:p>4.2</text:p>
              </table:table-cell>
              <table:table-cell office:value-type="float" office:value="-2.30350660806239">
                <text:p>-2.30350660806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4">
                <text:p>4.4</text:p>
              </table:table-cell>
              <table:table-cell office:value-type="float" office:value="-0.743532792090002">
                <text:p>-0.74353279209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6">
                <text:p>4.6</text:p>
              </table:table-cell>
              <table:table-cell office:value-type="float" office:value="1.18819682371055">
                <text:p>1.18819682371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8">
                <text:p>4.8</text:p>
              </table:table-cell>
              <table:table-cell office:value-type="float" office:value="2.74993517949097">
                <text:p>2.749935179490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3.34159265358979">
                <text:p>3.341592653589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4.746cm" svg:y="4.243cm" style:legend-expansion="high" chart:style-name="ch2"/>
        <chart:plot-area chart:style-name="ch3" table:cell-range-address="Sheet1.A2:Sheet1.B42 Sheet1.B1:Sheet1.B1" chart:data-source-has-labels="row" svg:x="0.32cm" svg:y="0.18cm" svg:width="14.106cm" svg:height="8.647cm">
          <chartooo:coordinate-region svg:x="0.558cm" svg:y="0.34cm" svg:width="13.681cm" svg:height="8.3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2" chart:label-cell-address="Sheet1.B1:Sheet1.B1" chart:class="chart:scatter">
            <chart:domain table:cell-range-address="Sheet1.A2:Sheet1.A42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x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Sheet1.A2:Sheet1.A42</svg:desc>
                </draw:g>
              </table:table-cell>
              <table:table-cell office:value-type="float" office:value="100.839071529076">
                <text:p>100.839071529076</text:p>
                <draw:g>
                  <svg:desc>Sheet1.B2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5">
                <text:p>-9.5</text:p>
              </table:table-cell>
              <table:table-cell office:value-type="float" office:value="91.2471721561964">
                <text:p>91.2471721561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81.9111302618847">
                <text:p>81.9111302618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5">
                <text:p>-8.5</text:p>
              </table:table-cell>
              <table:table-cell office:value-type="float" office:value="72.8520119026848">
                <text:p>72.8520119026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64.1455000338086">
                <text:p>64.1455000338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5">
                <text:p>-7.5</text:p>
              </table:table-cell>
              <table:table-cell office:value-type="float" office:value="55.903364682165">
                <text:p>55.903364682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48.2460977456567">
                <text:p>48.2460977456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5">
                <text:p>-6.5</text:p>
              </table:table-cell>
              <table:table-cell office:value-type="float" office:value="41.273412374272">
                <text:p>41.273412374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">
                <text:p>-6</text:p>
              </table:table-cell>
              <table:table-cell office:value-type="float" office:value="35.0398297133496">
                <text:p>35.0398297133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5">
                <text:p>-5.5</text:p>
              </table:table-cell>
              <table:table-cell office:value-type="float" office:value="29.5413302257087">
                <text:p>29.54133022570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24.7163378145368">
                <text:p>24.7163378145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5">
                <text:p>-4.5</text:p>
              </table:table-cell>
              <table:table-cell office:value-type="float" office:value="20.4607957994308">
                <text:p>20.4607957994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16.6536436208636">
                <text:p>16.6536436208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5">
                <text:p>-3.5</text:p>
              </table:table-cell>
              <table:table-cell office:value-type="float" office:value="13.1864566872908">
                <text:p>13.1864566872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9.98999249660045">
                <text:p>9.98999249660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7.05114361554693">
                <text:p>7.05114361554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4.41614683654714">
                <text:p>4.41614683654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">
                <text:p>-1.5</text:p>
              </table:table-cell>
              <table:table-cell office:value-type="float" office:value="2.1792627983323">
                <text:p>2.17926279833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0.45969769413186">
                <text:p>0.459697694131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">
                <text:p>-0.5</text:p>
              </table:table-cell>
              <table:table-cell office:value-type="float" office:value="-0.627582561890373">
                <text:p>-0.6275825618903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-0.627582561890373">
                <text:p>-0.627582561890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45969769413186">
                <text:p>0.45969769413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">
                <text:p>1.5</text:p>
              </table:table-cell>
              <table:table-cell office:value-type="float" office:value="2.1792627983323">
                <text:p>2.1792627983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.41614683654714">
                <text:p>4.41614683654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7.05114361554693">
                <text:p>7.051143615546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9.98999249660045">
                <text:p>9.98999249660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">
                <text:p>3.5</text:p>
              </table:table-cell>
              <table:table-cell office:value-type="float" office:value="13.1864566872908">
                <text:p>13.1864566872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16.6536436208636">
                <text:p>16.65364362086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">
                <text:p>4.5</text:p>
              </table:table-cell>
              <table:table-cell office:value-type="float" office:value="20.4607957994308">
                <text:p>20.46079579943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24.7163378145368">
                <text:p>24.71633781453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">
                <text:p>5.5</text:p>
              </table:table-cell>
              <table:table-cell office:value-type="float" office:value="29.5413302257087">
                <text:p>29.5413302257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35.0398297133496">
                <text:p>35.0398297133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41.273412374272">
                <text:p>41.2734123742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48.2460977456567">
                <text:p>48.24609774565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5">
                <text:p>7.5</text:p>
              </table:table-cell>
              <table:table-cell office:value-type="float" office:value="55.903364682165">
                <text:p>55.90336468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64.1455000338086">
                <text:p>64.14550003380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5">
                <text:p>8.5</text:p>
              </table:table-cell>
              <table:table-cell office:value-type="float" office:value="72.8520119026848">
                <text:p>72.85201190268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81.9111302618847">
                <text:p>81.91113026188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5">
                <text:p>9.5</text:p>
              </table:table-cell>
              <table:table-cell office:value-type="float" office:value="91.2471721561964">
                <text:p>91.24717215619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00.839071529076">
                <text:p>100.8390715290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